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d6548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4d6548" fo:background-color="#fff200" style:font-size-asian="10.5pt" style:font-size-complex="10.5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4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Arial" fo:font-size="10.5pt" officeooo:paragraph-rsid="004d6548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4d6548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6548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d6548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officeooo:rsid="0049ad04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6">VILLE</text:span></text:p>
            <text:p text:style-name="P2">ADRESSE</text:p>
            <text:p text:style-name="P14">RECOMMANDÉ</text:p>
          </table:table-cell>
        </table:table-row>
      </table:table>
      <text:p text:style-name="P11"/>
      <text:p text:style-name="P4">Transmis<text:span text:style-name="T7">sion</text:span> <text:span text:style-name="T8">de la demande de plans modificatifs</text:span></text:p>
      <text:p text:style-name="P3"/>
      <text:p text:style-name="P15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0">à l'Arreté du Gouvernement Wallon du 4 juillet 2002 relatif à la procédure et à diverses mesures d'exécution du </text:span>décret <text:span text:style-name="T19">du 11 mars 1999 </text:span>relatif au<text:span text:style-name="T19">x permis d'environnement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DecisionProjectFromSPWEv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49.190822449</dc:date>
    <dc:language>fr-FR</dc:language>
    <meta:editing-cycles>133</meta:editing-cycles>
    <meta:editing-duration>P1DT9H43M39S</meta:editing-duration>
    <meta:document-statistic meta:table-count="1" meta:image-count="0" meta:object-count="0" meta:page-count="1" meta:paragraph-count="15" meta:word-count="187" meta:character-count="1371" meta:non-whitespace-character-count="1216"/>
    <meta:user-defined meta:name="Info 1"/>
    <meta:user-defined meta:name="Info 2"/>
    <meta:user-defined meta:name="Info 3"/>
    <meta:user-defined meta:name="Info 4"/>
  </office:meta>
</office:document-meta>
</file>